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4361in"/>
    </style:style>
    <style:style style:name="Table1.B" style:family="table-column">
      <style:table-column-properties style:column-width="3.0563in"/>
    </style:style>
    <style:style style:name="Table1.C" style:family="table-column">
      <style:table-column-properties style:column-width="2.0076in"/>
    </style:style>
    <style:style style:name="Table1.1" style:family="table-row">
      <style:table-row-properties style:min-row-height="0.3472in" fo:keep-together="auto"/>
    </style:style>
    <style:style style:name="Table1.A1" style:family="table-cell">
      <style:table-cell-properties style:vertical-align="" fo:padding="0.0694in" fo:border="none"/>
    </style:style>
    <style:style style:name="Table1.2" style:family="table-row">
      <style:table-row-properties style:min-row-height="0.5347in" fo:keep-together="auto"/>
    </style:style>
    <style:style style:name="Table1.5" style:family="table-row">
      <style:table-row-properties style:min-row-height="1.2243in" fo:keep-together="auto"/>
    </style:style>
    <style:style style:name="Table2" style:family="table">
      <style:table-properties style:width="5.9063in" fo:margin-left="0in" fo:margin-top="0in" fo:margin-bottom="0in" table:align="left"/>
    </style:style>
    <style:style style:name="Table2.A" style:family="table-column">
      <style:table-column-properties style:column-width="1.8368in"/>
    </style:style>
    <style:style style:name="Table2.B" style:family="table-column">
      <style:table-column-properties style:column-width="2.2118in"/>
    </style:style>
    <style:style style:name="Table2.C" style:family="table-column">
      <style:table-column-properties style:column-width="1.8576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Table2.2" style:family="table-row">
      <style:table-row-properties style:min-row-height="0.3785in" fo:keep-together="auto"/>
    </style:style>
    <style:style style:name="P1" style:family="paragraph" style:parent-style-name="Standard">
      <style:text-properties style:font-name="Roboto Mono" fo:background-color="#f0f4f9" style:font-name-asian="Roboto Mono1" style:font-name-complex="Roboto Mono1"/>
    </style:style>
    <style:style style:name="P2" style:family="paragraph" style:parent-style-name="Standard">
      <style:text-properties style:font-name="Roboto Mono" style:font-name-asian="Roboto Mono1" style:font-name-complex="Roboto Mono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 style:master-page-name="Standard">
      <style:paragraph-properties fo:margin-left="0.5in" fo:margin-right="0in" fo:text-indent="-0.25in" style:auto-text-indent="false" style:page-number="1"/>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style:font-name="Playfair Display" fo:font-size="12pt" style:font-name-asian="Playfair Display1" style:font-size-asian="12pt" style:font-name-complex="Playfair Display1" style:font-size-complex="12pt"/>
    </style:style>
    <style:style style:name="P22" style:family="paragraph" style:parent-style-name="Standard">
      <style:paragraph-properties fo:margin-left="0.5in" fo:margin-right="0in" fo:text-indent="0in" style:auto-text-indent="false"/>
      <style:text-properties style:font-name="Playfair Display" fo:font-size="10pt" style:font-name-asian="Playfair Display1" style:font-size-asian="10pt" style:font-name-complex="Playfair Display1" style:font-size-complex="10pt"/>
    </style:style>
    <style:style style:name="P23" style:family="paragraph" style:parent-style-name="Standard">
      <style:paragraph-properties fo:margin-left="0.5in" fo:margin-right="0in" fo:text-indent="0in" style:auto-text-indent="false"/>
      <style:text-properties style:font-name="Playfair Display" style:font-name-asian="Playfair Display1" style:font-name-complex="Playfair Display1"/>
    </style:style>
    <style:style style:name="P24" style:family="paragraph" style:parent-style-name="Standard">
      <style:paragraph-properties fo:margin-left="0.5in" fo:margin-right="0in" fo:text-align="center" style:justify-single-word="false" fo:text-indent="0in" style:auto-text-indent="false"/>
    </style:style>
    <style:style style:name="P25" style:family="paragraph" style:parent-style-name="Standard">
      <style:paragraph-properties fo:margin-left="0.5in" fo:margin-right="0in" fo:margin-top="0.1665in" fo:margin-bottom="0.1665in" loext:contextual-spacing="false" fo:line-height="100%" fo:text-indent="0in" style:auto-text-indent="false"/>
      <style:text-properties style:font-name="Playfair Display" style:font-name-asian="Playfair Display1" style:font-name-complex="Playfair Display1"/>
    </style:style>
    <style:style style:name="P26" style:family="paragraph" style:parent-style-name="Standard">
      <style:paragraph-properties fo:margin-left="0.5in" fo:margin-right="0in" fo:margin-top="0.1665in" fo:margin-bottom="0.1665in" loext:contextual-spacing="false" fo:line-height="100%" fo:text-indent="0in" style:auto-text-indent="false"/>
      <style:text-properties style:font-name="Playfair Display" fo:font-size="10pt" style:font-name-asian="Playfair Display1" style:font-size-asian="10pt" style:font-name-complex="Playfair Display1" style:font-size-complex="10pt"/>
    </style:style>
    <style:style style:name="P27" style:family="paragraph" style:parent-style-name="Standard">
      <style:paragraph-properties fo:margin-left="0.5in" fo:margin-right="0in" fo:margin-top="0.1665in" fo:margin-bottom="0.1665in" loext:contextual-spacing="false" fo:line-height="100%" fo:text-indent="0in" style:auto-text-indent="false"/>
    </style:style>
    <style:style style:name="P28"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29" style:family="paragraph" style:parent-style-name="Standard" style:list-style-name="WWNum6">
      <style:paragraph-properties fo:margin-left="1in" fo:margin-right="0in" fo:text-indent="-0.25in" style:auto-text-indent="false"/>
    </style:style>
    <style:style style:name="P30"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31" style:family="paragraph" style:parent-style-name="Standard" style:list-style-name="WWNum12">
      <style:paragraph-properties fo:margin-left="1in" fo:margin-right="0in" fo:margin-top="0.1665in" fo:margin-bottom="0in" loext:contextual-spacing="false" fo:line-height="100%" fo:text-indent="-0.25in" style:auto-text-indent="false"/>
    </style:style>
    <style:style style:name="P32" style:family="paragraph" style:parent-style-name="Standard" style:list-style-name="WWNum2">
      <style:paragraph-properties fo:margin-left="1in" fo:margin-right="0in" fo:margin-top="0.1665in" fo:margin-bottom="0in" loext:contextual-spacing="false" fo:line-height="100%" fo:text-indent="-0.25in" style:auto-text-indent="false"/>
    </style:style>
    <style:style style:name="P33" style:family="paragraph" style:parent-style-name="Standard" style:list-style-name="WWNum12">
      <style:paragraph-properties fo:margin-left="1in" fo:margin-right="0in" fo:margin-top="0in" fo:margin-bottom="0.1665in" loext:contextual-spacing="false" fo:line-height="100%" fo:text-indent="-0.25in" style:auto-text-indent="false"/>
    </style:style>
    <style:style style:name="P34"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35" style:family="paragraph" style:parent-style-name="Standard" style:list-style-name="WWNum11">
      <style:paragraph-properties fo:margin-left="1in" fo:margin-right="0in" fo:margin-top="0.1665in" fo:margin-bottom="0.1665in" loext:contextual-spacing="false" fo:line-height="100%" fo:text-indent="-0.25in" style:auto-text-indent="false"/>
    </style:style>
    <style:style style:name="P36" style:family="paragraph" style:parent-style-name="Standard" style:list-style-name="WWNum10">
      <style:paragraph-properties fo:margin-left="1in" fo:margin-right="0in" fo:margin-top="0.1665in" fo:margin-bottom="0.1665in" loext:contextual-spacing="false" fo:line-height="100%" fo:text-indent="-0.25in" style:auto-text-indent="false"/>
    </style:style>
    <style:style style:name="P37" style:family="paragraph" style:parent-style-name="Standard">
      <style:paragraph-properties fo:margin-left="1in" fo:margin-right="0in" fo:text-indent="0in" style:auto-text-indent="false"/>
    </style:style>
    <style:style style:name="P38" style:family="paragraph" style:parent-style-name="Standard">
      <style:paragraph-properties fo:margin-left="1in" fo:margin-right="0in" fo:text-indent="0in" style:auto-text-indent="false"/>
      <style:text-properties style:font-name="Playfair Display" fo:font-size="12pt" style:font-name-asian="Playfair Display1" style:font-size-asian="12pt" style:font-name-complex="Playfair Display1" style:font-size-complex="12pt"/>
    </style:style>
    <style:style style:name="P39" style:family="paragraph" style:parent-style-name="Standard">
      <style:paragraph-properties fo:margin-left="1in" fo:margin-right="0in" fo:text-indent="0in" style:auto-text-indent="false"/>
      <style:text-properties style:font-name="Playfair Display" style:font-name-asian="Playfair Display1" style:font-name-complex="Playfair Display1"/>
    </style:style>
    <style:style style:name="P40" style:family="paragraph" style:parent-style-name="Standard">
      <style:paragraph-properties fo:margin-left="1in" fo:margin-right="0in" fo:margin-top="0.1665in" fo:margin-bottom="0.1665in" loext:contextual-spacing="false" fo:line-height="100%" fo:text-indent="0in" style:auto-text-indent="false"/>
      <style:text-properties style:font-name="Playfair Display" fo:font-size="10pt" style:font-name-asian="Playfair Display1" style:font-size-asian="10pt" style:font-name-complex="Playfair Display1" style:font-size-complex="10pt"/>
    </style:style>
    <style:style style:name="P41" style:family="paragraph" style:parent-style-name="Standard">
      <style:paragraph-properties fo:margin-left="1in" fo:margin-right="0in" fo:margin-top="0.1665in" fo:margin-bottom="0.1665in" loext:contextual-spacing="false" fo:line-height="100%" fo:text-indent="0in" style:auto-text-indent="false"/>
      <style:text-properties style:font-name="Playfair Display" style:font-name-asian="Playfair Display1" style:font-name-complex="Playfair Display1"/>
    </style:style>
    <style:style style:name="P42" style:family="paragraph" style:parent-style-name="Standard">
      <style:paragraph-properties fo:margin-top="0.1665in" fo:margin-bottom="0.1665in" loext:contextual-spacing="false" fo:line-height="100%"/>
    </style:style>
    <style:style style:name="P43" style:family="paragraph" style:parent-style-name="Standard">
      <style:paragraph-properties fo:margin-top="0.1665in" fo:margin-bottom="0.1665in" loext:contextual-spacing="false" fo:line-height="100%"/>
      <style:text-properties style:font-name="Playfair Display" style:font-name-asian="Playfair Display1" style:font-name-complex="Playfair Display1"/>
    </style:style>
    <style:style style:name="P44" style:family="paragraph" style:parent-style-name="Standard" style:list-style-name="WWNum5">
      <style:paragraph-properties fo:margin-left="1.5in" fo:margin-right="0in" fo:text-indent="-0.25in" style:auto-text-indent="false"/>
    </style:style>
    <style:style style:name="P45" style:family="paragraph" style:parent-style-name="Standard" style:list-style-name="WWNum8">
      <style:paragraph-properties fo:margin-left="1.5in" fo:margin-right="0in" fo:text-indent="-0.25in" style:auto-text-indent="false"/>
    </style:style>
    <style:style style:name="P46" style:family="paragraph" style:parent-style-name="Standard">
      <style:paragraph-properties fo:margin-left="1.5in" fo:margin-right="0in" fo:text-indent="0in" style:auto-text-indent="false"/>
      <style:text-properties style:font-name="Playfair Display" fo:font-size="12pt" style:font-name-asian="Playfair Display1" style:font-size-asian="12pt" style:font-name-complex="Playfair Display1" style:font-size-complex="12pt"/>
    </style:style>
    <style:style style:name="P47" style:family="paragraph" style:parent-style-name="Standard">
      <style:paragraph-properties fo:margin-left="1.5in" fo:margin-right="0in" fo:text-indent="0in" style:auto-text-indent="false"/>
      <style:text-properties style:font-name="Playfair Display" style:font-name-asian="Playfair Display1" style:font-name-complex="Playfair Display1"/>
    </style:style>
    <style:style style:name="P48" style:family="paragraph" style:parent-style-name="Standard">
      <style:paragraph-properties fo:margin-left="0in" fo:margin-right="0in" fo:text-indent="0in" style:auto-text-indent="false"/>
    </style:style>
    <style:style style:name="P49" style:family="paragraph" style:parent-style-name="Standard">
      <style:paragraph-properties fo:margin-left="0in" fo:margin-right="0in" fo:text-indent="0in" style:auto-text-indent="false"/>
      <style:text-properties style:font-name="Playfair Display" fo:font-size="12pt" style:font-name-asian="Playfair Display1" style:font-size-asian="12pt" style:font-name-complex="Playfair Display1" style:font-size-complex="12pt"/>
    </style:style>
    <style:style style:name="P50" style:family="paragraph" style:parent-style-name="Standard">
      <style:paragraph-properties fo:margin-left="0in" fo:margin-right="0in" fo:text-indent="0in" style:auto-text-indent="false"/>
      <style:text-properties style:font-name="Playfair Display" style:font-name-asian="Playfair Display1" style:font-name-complex="Playfair Display1"/>
    </style:style>
    <style:style style:name="P51" style:family="paragraph" style:parent-style-name="Standard">
      <style:paragraph-properties fo:margin-left="0in" fo:margin-right="0in" fo:margin-top="0.1665in" fo:margin-bottom="0.1665in" loext:contextual-spacing="false" fo:line-height="100%" fo:text-indent="0in" style:auto-text-indent="false"/>
    </style:style>
    <style:style style:name="P52" style:family="paragraph" style:parent-style-name="Standard">
      <style:paragraph-properties fo:margin-left="0in" fo:margin-right="0in" fo:margin-top="0.1665in" fo:margin-bottom="0.1665in" loext:contextual-spacing="false" fo:line-height="100%" fo:text-indent="0in" style:auto-text-indent="false"/>
      <style:text-properties style:font-name="Playfair Display" fo:font-size="10pt" style:font-name-asian="Playfair Display1" style:font-size-asian="10pt" style:font-name-complex="Playfair Display1" style:font-size-complex="10pt"/>
    </style:style>
    <style:style style:name="P53" style:family="paragraph" style:parent-style-name="Standard">
      <style:paragraph-properties fo:margin-left="0in" fo:margin-right="0in" fo:margin-top="0.1665in" fo:margin-bottom="0.1665in" loext:contextual-spacing="false" fo:line-height="100%" fo:text-indent="0in" style:auto-text-indent="false"/>
      <style:text-properties style:font-name="Playfair Display" style:font-name-asian="Playfair Display1" style:font-name-complex="Playfair Display1"/>
    </style:style>
    <style:style style:name="P54" style:family="paragraph" style:parent-style-name="Heading_20_3">
      <style:paragraph-properties fo:margin-left="0in" fo:margin-right="0in" fo:margin-top="0.1945in" fo:margin-bottom="0.0555in" loext:contextual-spacing="false" fo:line-height="100%" fo:keep-together="auto" fo:text-indent="0in" style:auto-text-indent="false" fo:keep-with-next="auto"/>
    </style:style>
    <style:style style:name="P55" style:family="paragraph" style:parent-style-name="Heading_20_3">
      <style:paragraph-properties fo:margin-top="0.1945in" fo:margin-bottom="0.0555in" loext:contextual-spacing="false" fo:line-height="100%" fo:keep-together="auto" fo:keep-with-next="auto"/>
    </style:style>
    <style:style style:name="P56" style:family="paragraph" style:parent-style-name="Heading_20_3">
      <style:paragraph-properties fo:margin-left="0.5in" fo:margin-right="0in" fo:margin-top="0.1945in" fo:margin-bottom="0.0555in" loext:contextual-spacing="false" fo:line-height="100%" fo:keep-together="auto" fo:text-indent="0in" style:auto-text-indent="false" fo:keep-with-next="auto"/>
    </style:style>
    <style:style style:name="P57" style:family="paragraph" style:parent-style-name="Heading_20_3">
      <style:paragraph-properties fo:margin-left="1in" fo:margin-right="0in" fo:margin-top="0.1945in" fo:margin-bottom="0.0555in" loext:contextual-spacing="false" fo:line-height="100%" fo:keep-together="auto" fo:text-indent="0in" style:auto-text-indent="false" fo:keep-with-next="auto"/>
    </style:style>
    <style:style style:name="T1" style:family="text">
      <style:text-properties style:font-name="Playfair Display" fo:font-size="12pt" style:font-name-asian="Playfair Display1" style:font-size-asian="12pt" style:font-name-complex="Playfair Display1" style:font-size-complex="12pt"/>
    </style:style>
    <style:style style:name="T2" style:family="text">
      <style:text-properties style:font-name="Playfair Display" fo:font-size="12pt" fo:font-weight="bold" style:font-name-asian="Playfair Display1" style:font-size-asian="12pt" style:font-weight-asian="bold" style:font-name-complex="Playfair Display1" style:font-size-complex="12pt"/>
    </style:style>
    <style:style style:name="T3" style:family="text">
      <style:text-properties style:font-name="Playfair Display" fo:font-size="12pt" style:text-underline-style="none" style:font-name-asian="Playfair Display1" style:font-size-asian="12pt" style:font-name-complex="Playfair Display1" style:font-size-complex="12pt"/>
    </style:style>
    <style:style style:name="T4" style:family="text">
      <style:text-properties style:font-name="Playfair Display" fo:font-weight="bold" style:font-name-asian="Playfair Display1" style:font-weight-asian="bold" style:font-name-complex="Playfair Display1"/>
    </style:style>
    <style:style style:name="T5" style:family="text">
      <style:text-properties style:font-name="Playfair Display" style:font-name-asian="Playfair Display1" style:font-name-complex="Playfair Display1"/>
    </style:style>
    <style:style style:name="T6" style:family="text">
      <style:text-properties style:font-name="Playfair Display" fo:font-size="13pt" style:font-name-asian="Playfair Display1" style:font-size-asian="13pt" style:font-name-complex="Playfair Display1" style:font-size-complex="13pt"/>
    </style:style>
    <style:style style:name="T7" style:family="text">
      <style:text-properties style:font-name="Playfair Display" fo:font-size="13pt" fo:font-weight="bold" style:font-name-asian="Playfair Display1" style:font-size-asian="13pt" style:font-weight-asian="bold" style:font-name-complex="Playfair Display1" style:font-size-complex="13pt"/>
    </style:style>
    <style:style style:name="T8" style:family="text">
      <style:text-properties style:font-name="Playfair Display" style:text-underline-style="none" style:font-name-asian="Playfair Display1" style:font-name-complex="Playfair Display1"/>
    </style:style>
    <style:style style:name="T9" style:family="text">
      <style:text-properties style:font-name="Playfair Display" fo:font-size="10pt" style:font-name-asian="Playfair Display1" style:font-size-asian="10pt" style:font-name-complex="Playfair Display1" style:font-size-complex="10pt"/>
    </style:style>
    <style:style style:name="T10" style:family="text">
      <style:text-properties style:font-name="Playfair Display" fo:font-size="10pt" style:text-underline-style="none" style:font-name-asian="Playfair Display1" style:font-size-asian="10pt" style:font-name-complex="Playfair Display1" style:font-size-complex="10pt"/>
    </style:style>
    <style:style style:name="T11" style:family="text">
      <style:text-properties style:font-name="Playfair Display" fo:font-size="16pt" style:font-name-asian="Playfair Display1" style:font-size-asian="16pt" style:font-name-complex="Playfair Display1" style:font-size-complex="16pt"/>
    </style:style>
    <style:style style:name="T12" style:family="text">
      <style:text-properties fo:color="#000000" style:font-name="Playfair Display" fo:font-size="13pt" fo:font-weight="bold" style:font-name-asian="Playfair Display1" style:font-size-asian="13pt" style:font-weight-asian="bold" style:font-name-complex="Playfair Display1" style:font-size-complex="13pt"/>
    </style:style>
    <style:style style:name="T13" style:family="text">
      <style:text-properties fo:color="#000000" style:font-name="Playfair Display" fo:font-size="13pt" style:font-name-asian="Playfair Display1" style:font-size-asian="13pt" style:font-name-complex="Playfair Display1" style:font-size-complex="13pt"/>
    </style:style>
    <style:style style:name="T14" style:family="text">
      <style:text-properties fo:color="#000000" style:font-name="Playfair Display" fo:font-size="12pt" fo:font-weight="bold" style:font-name-asian="Playfair Display1" style:font-size-asian="12pt" style:font-weight-asian="bold" style:font-name-complex="Playfair Display1" style:font-size-complex="12pt"/>
    </style:style>
    <style:style style:name="T15" style:family="text">
      <style:text-properties fo:color="#000000" style:font-name="Playfair Display" fo:font-size="12pt" style:font-name-asian="Playfair Display1" style:font-size-asian="12pt" style:font-name-complex="Playfair Display1" style:font-size-complex="12pt"/>
    </style:style>
    <style:style style:name="T16" style:family="text">
      <style:text-properties fo:color="#000000" style:font-name="Playfair Display" fo:font-size="10pt" fo:font-weight="bold" style:font-name-asian="Playfair Display1" style:font-size-asian="10pt" style:font-weight-asian="bold" style:font-name-complex="Playfair Display1" style:font-size-complex="10pt"/>
    </style:style>
    <style:style style:name="T17" style:family="text">
      <style:text-properties fo:color="#000000" fo:font-size="12pt" fo:font-weight="bold" style:font-size-asian="12pt" style:font-weight-asian="bold" style:font-size-complex="12pt"/>
    </style:style>
    <style:style style:name="T18" style:family="text">
      <style:text-properties fo:color="#188038" style:font-name="Roboto Mono" fo:font-size="12pt" style:font-name-asian="Roboto Mono1" style:font-size-asian="12pt" style:font-name-complex="Roboto Mono1" style:font-size-complex="12pt"/>
    </style:style>
    <style:style style:name="T19" style:family="text">
      <style:text-properties fo:color="#188038" style:font-name="Roboto Mono" fo:font-size="10pt" style:font-name-asian="Roboto Mono1" style:font-size-asian="10pt" style:font-name-complex="Roboto Mono1" style:font-size-complex="10pt"/>
    </style:style>
    <style:style style:name="T20" style:family="text">
      <style:text-properties style:font-name="Roboto Mono" style:font-name-asian="Roboto Mono1" style:font-name-complex="Roboto Mono1"/>
    </style:style>
    <style:style style:name="T21" style:family="text">
      <style:text-properties style:font-name="Roboto Mono" fo:background-color="#f0f4f9" loext:char-shading-value="0" style:font-name-asian="Roboto Mono1" style:font-name-complex="Roboto Mono1"/>
    </style:style>
    <style:style style:name="T22" style:family="text">
      <style:text-properties fo:color="#434343" style:font-name="Roboto Mono" fo:font-size="10pt" style:font-name-asian="Roboto Mono1" style:font-size-asian="10pt" style:font-name-complex="Roboto Mono1" style:font-size-complex="10pt"/>
    </style:style>
    <style:style style:name="T23" style:family="text">
      <style:text-properties fo:color="#434343" style:font-name="Playfair Display" fo:font-size="10pt" style:font-name-asian="Playfair Display1" style:font-size-asian="10pt" style:font-name-complex="Playfair Display1" style:font-size-complex="10pt"/>
    </style:style>
    <style:style style:name="T24" style:family="text">
      <style:text-properties fo:color="#ff0000" style:font-name="Roboto Mono" style:font-name-asian="Roboto Mono1" style:font-name-complex="Roboto Mono1"/>
    </style:style>
    <style:style style:name="T25" style:family="text">
      <style:text-properties fo:color="#ff0000" style:font-name="Roboto Mono" fo:font-size="10pt" style:font-name-asian="Roboto Mono1" style:font-size-asian="10pt" style:font-name-complex="Roboto Mono1" style:font-size-complex="10pt"/>
    </style:style>
    <style:style style:name="T26" style:family="text">
      <style:text-properties fo:color="#ff0000" style:font-name="Roboto Mono" fo:font-size="13pt" style:font-name-asian="Roboto Mono1" style:font-size-asian="13pt" style:font-name-complex="Roboto Mono1" style:font-size-complex="13pt"/>
    </style:style>
    <style:style style:name="T27" style:family="text">
      <style:text-properties fo:color="#ff0000" style:font-name="Playfair Display" fo:font-size="10pt" style:font-name-asian="Playfair Display1" style:font-size-asian="10pt" style:font-name-complex="Playfair Display1" style:font-size-complex="10pt"/>
    </style:style>
    <style:style style:name="T28" style:family="text">
      <style:text-properties style:text-underline-style="none"/>
    </style:style>
    <style:style style:name="T29" style:family="text">
      <style:text-properties fo:font-size="10pt" style:text-underline-style="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5598036" text:style-name="WWNum1">
        <text:list-item>
          <text:p text:style-name="P19"><text:span text:style-name="T1">Explain the fundamental concepts of version control and why GitHub is a popular tool for managing versions of code. How does version control help in maintaining project integrity?</text:span></text:p>
        </text:list-item>
      </text:list>
      <text:p text:style-name="P21"/>
      <text:p text:style-name="P20"><text:span text:style-name="T1">Version control is an essential software development tool that is cloud based which helps developers track changes to file,collaborate and manage versions, and maintain project integrity.</text:span></text:p>
      <text:p text:style-name="P20"><text:span text:style-name="T1">This <text:s/>fundamentals include having;</text:span></text:p>
      <text:p text:style-name="P20"><text:span text:style-name="T2">Repositories (Repos)</text:span><text:span text:style-name="T1"> – A storage location where all versions of the project files are kept.<text:line-break/></text:span></text:p>
      <text:p text:style-name="P20"><text:span text:style-name="T2">Commits</text:span><text:span text:style-name="T1"> – Snapshots of the project at a specific point in time.<text:line-break/></text:span></text:p>
      <text:p text:style-name="P20"><text:span text:style-name="T2">Branches</text:span><text:span text:style-name="T1"> – Separate lines of development that allow multiple versions of a project to exist simultaneously.<text:line-break/></text:span></text:p>
      <text:p text:style-name="P20"><text:span text:style-name="T2">Merging</text:span><text:span text:style-name="T1"> – Combining changes from different branches into one.<text:line-break/></text:span></text:p>
      <text:p text:style-name="P20"><text:span text:style-name="T2">Conflicts</text:span><text:span text:style-name="T1"> – Occur when multiple changes are made to the same part of a file and need resolution.</text:span></text:p>
      <text:p text:style-name="P21"/>
      <text:list xml:id="list24458743223740" text:continue-numbering="true" text:style-name="WWNum1">
        <text:list-item>
          <text:p text:style-name="P3"><text:span text:style-name="T1">Describe the process of setting up a new repository on GitHub. What are the key steps, and what are some of the important decisions you must make during this process?</text:span></text:p>
        </text:list-item>
      </text:list>
      <text:p text:style-name="P20"><text:span text:style-name="T1">Steps are as below;</text:span></text:p>
      <text:list xml:id="list1527304280" text:style-name="WWNum6">
        <text:list-item>
          <text:p text:style-name="P29"><text:span text:style-name="T1">Sign into a github account - log into github with your account or create one if you don’t have one</text:span></text:p>
        </text:list-item>
        <text:list-item>
          <text:p text:style-name="P29"><text:span text:style-name="T1">Create a new repository by click on + button on the top right corner and select new repository</text:span></text:p>
        </text:list-item>
        <text:list-item>
          <text:p text:style-name="P29"><text:span text:style-name="T1">Configure repository settings- this includes naming the repository, giving a brief description of what the project is about,giving the visibility either public or private</text:span></text:p>
        </text:list-item>
        <text:list-item>
          <text:p text:style-name="P29"><text:span text:style-name="T1">Initialize the repository by an option of add a README FILE, <text:s/>add gitignore to ignore unnecessary files, and lastly choose a license</text:span></text:p>
        </text:list-item>
      </text:list>
      <text:p text:style-name="P38"/>
      <text:p text:style-name="P20"><text:span text:style-name="T1">3. Discuss the importance of the README file in a GitHub repository. What should be included in a well-written README, and how does it contribute to effective collaboration?</text:span></text:p>
      <text:p text:style-name="P20"><text:span text:style-name="T1">A README file is an essential component of the github repository <text:s/>as it <text:s/>provides essential information to users, contributors, and collaborators for a particular project</text:span></text:p>
      <text:p text:style-name="P20"><text:span text:style-name="T1">Importance of README</text:span></text:p>
      <text:p text:style-name="P20"><text:soft-page-break/><text:span text:style-name="T4">Introduces the Projec</text:span><text:span text:style-name="T2">t</text:span><text:span text:style-name="T1"> – Explains what the project does and why it exists.<text:line-break/></text:span></text:p>
      <text:p text:style-name="P20"><text:span text:style-name="T4">Guides Users</text:span><text:span text:style-name="T5"> </text:span><text:span text:style-name="T1">– Helps others understand how to install, configure, and use the project.<text:line-break/></text:span></text:p>
      <text:p text:style-name="P20"><text:span text:style-name="T4">Facilitates Collaboration</text:span><text:span text:style-name="T1"> – Provides contribution guidelines for developers.<text:line-break/></text:span></text:p>
      <text:p text:style-name="P20"><text:span text:style-name="T4">Improves Project Discoverability</text:span><text:span text:style-name="T1"> – A well-documented README attracts more users and contributors.<text:line-break/></text:span></text:p>
      <text:p text:style-name="P20"><text:span text:style-name="T4">Encourages Adoption</text:span><text:span text:style-name="T1"> – A clear, informative README makes it easier for others to use your project.</text:span></text:p>
      <text:p text:style-name="P21"/>
      <text:p text:style-name="P20"><text:span text:style-name="T1">4. <text:s/>Compare and contrast the differences between a public repository and a private repository on GitHub. What are the advantages and disadvantages of each, particularly in the context of collaborative projects?</text:span></text:p>
      <text:p text:style-name="P20"><text:span text:style-name="T1">Public repositories are visible to everyone on the internet. Anyone can view and clone the repository, but only authorized collaborators can make direct changes.</text:span></text:p>
      <text:p text:style-name="P20"><text:span text:style-name="T1">Private repository - <text:s/>is only accessible to the owner and invited collaborators. It is hidden from public view.</text:span></text:p>
      <text:p text:style-name="P20"><text:span text:style-name="T2">Advantages of a Public Repository</text:span></text:p>
      <text:p text:style-name="P20"><text:span text:style-name="T5">1. </text:span><text:span text:style-name="T4">Open Source Collaboration</text:span><text:span text:style-name="T5"> – Encourages contributions from developers worldwide.</text:span></text:p>
      <text:p text:style-name="P20"><text:span text:style-name="T6">2</text:span><text:span text:style-name="T5">. </text:span><text:span text:style-name="T4">Increases Visibility</text:span><text:span text:style-name="T5"> – Showcases your work, making it accessible to recruiters, potential contributors, and the open-source community.</text:span></text:p>
      <text:p text:style-name="P20"><text:span text:style-name="T6">3.</text:span><text:span text:style-name="T5"> </text:span><text:span text:style-name="T4">Free Hosting</text:span><text:span text:style-name="T6"> – </text:span><text:span text:style-name="T5">GitHub provides unlimited public repositories for free.</text:span></text:p>
      <text:p text:style-name="P20"><text:span text:style-name="T6">4</text:span><text:span text:style-name="T5">. </text:span><text:span text:style-name="T4">Faster Issue Resolution</text:span><text:span text:style-name="T6"> – </text:span><text:span text:style-name="T5">A broader community means more contributors who can help improve and debug the project.</text:span></text:p>
      <text:p text:style-name="P54"><text:bookmark text:name="_eoc0bfwv90jp"/><text:span text:style-name="T12"><text:s/>Disadvantages of a Public Repository</text:span></text:p>
      <text:p text:style-name="P42"><text:span text:style-name="T5">1. <text:s/></text:span><text:span text:style-name="T4">Limited Control</text:span><text:span text:style-name="T5"> – Anyone can fork the repository and use the code, sometimes without credit.<text:line-break/>2. <text:s/></text:span><text:span text:style-name="T4">Security Concerns</text:span><text:span text:style-name="T5"> – Sensitive information (e.g., API keys, credentials) should never be included in public repositories.<text:line-break/> 3. <text:s/></text:span><text:span text:style-name="T4">Unwanted Contributions</text:span><text:span text:style-name="T5"> – Can attract spam, unnecessary pull requests, or feature requests that don't align with the project vision.</text:span></text:p>
      <text:p text:style-name="P55"><text:bookmark text:name="_lm33u04lyhjt"/><text:span text:style-name="T14">Best Use Cases for Public Repositories</text:span></text:p>
      <text:list xml:id="list1175839957" text:style-name="WWNum3">
        <text:list-item>
          <text:p text:style-name="P5"><text:span text:style-name="T5">Open-source projects (e.g., frameworks, libraries, tools).<text:line-break/></text:span></text:p>
        </text:list-item>
        <text:list-item>
          <text:p text:style-name="P10"><text:span text:style-name="T5">Personal portfolios and coding samples.<text:line-break/></text:span></text:p>
        </text:list-item>
        <text:list-item>
          <text:p text:style-name="P14"><text:span text:style-name="T5">Community-driven development.</text:span></text:p>
        </text:list-item>
      </text:list>
      <text:p text:style-name="P25"/>
      <text:p text:style-name="P55"><text:bookmark text:name="_mubi7c1dzusw"/><text:soft-page-break/><text:span text:style-name="T14"><text:s/>Advantages of a Private Repository</text:span></text:p>
      <text:p text:style-name="P42"><text:span text:style-name="T5">1. <text:s/></text:span><text:span text:style-name="T4">Confidentiality</text:span><text:span text:style-name="T5"> – Keeps proprietary code and sensitive data secure.<text:line-break/>2. <text:s/></text:span><text:span text:style-name="T4">Controlled Access</text:span><text:span text:style-name="T5"> – Only authorized team members can view and modify the code.<text:line-break/>3. <text:s/></text:span><text:span text:style-name="T4">No Unwanted Contributions</text:span><text:span text:style-name="T5"> – Avoids spam and irrelevant issues.<text:line-break/>4. <text:s/></text:span><text:span text:style-name="T4">Better for Commercial Projects</text:span><text:span text:style-name="T5"> – Protects intellectual property and business logic.</text:span></text:p>
      <text:p text:style-name="P55"><text:bookmark text:name="_g01xo25fl81i"/><text:span text:style-name="T14"><text:s/>Disadvantages of a Private Repository</text:span></text:p>
      <text:p text:style-name="P55"><text:bookmark text:name="_b0a1xhlhwf3z"/><text:span text:style-name="T16">1.</text:span><text:span text:style-name="T1"> </text:span><text:span text:style-name="T2">Limited Collaboration</text:span><text:span text:style-name="T1"> – Cannot receive contributions from the public unless explicitly invited.</text:span><text:span text:style-name="T5"><text:line-break/></text:span><text:span text:style-name="T1">2. <text:s/></text:span><text:span text:style-name="T2">Requires Paid Plan for Large Teams</text:span><text:span text:style-name="T1"> – Free private repositories are available, but organizations may need GitHub Team or GitHub Enterprise for advanced permissions and larger collaboration.</text:span><text:span text:style-name="T5"><text:line-break/>3. <text:s/></text:span><text:span text:style-name="T2">Less Community Engagement</text:span><text:span text:style-name="T1"> – Unlike public repositories, private repositories do not benefit from open-source contributions.</text:span></text:p>
      <text:p text:style-name="Standard"/>
      <text:p text:style-name="P55"><text:bookmark text:name="_roqn19k8hokx"/><text:span text:style-name="T17">Best Use Cases for Private Repositories</text:span></text:p>
      <text:list xml:id="list2765907408" text:style-name="WWNum4">
        <text:list-item>
          <text:p text:style-name="P6">Proprietary software and company projects.<text:line-break/></text:p>
        </text:list-item>
        <text:list-item>
          <text:p text:style-name="P11">Early-stage development before public release.<text:line-break/></text:p>
        </text:list-item>
        <text:list-item>
          <text:p text:style-name="P15">Personal projects not ready for public sharing.</text:p>
        </text:list-item>
      </text:list>
      <text:p text:style-name="P27"/>
      <text:list xml:id="list24459895323228" text:continue-list="list1527304280" text:style-name="WWNum6">
        <text:list-item>
          <text:p text:style-name="P29"><text:span text:style-name="T1">Detail the steps involved in making your first commit to a GitHub repository. What are commits, and how do they help in tracking changes and managing different versions of your project?</text:span></text:p>
        </text:list-item>
      </text:list>
      <text:p text:style-name="P38"/>
      <text:p text:style-name="P37"><text:span text:style-name="T1">A commit in Git is basically a <text:s/>snapshot of your project at a specific point in time. Each commit records like :the changes made to files,a unique commit ID (hash) for tracking,a message describing the changes,the author and timestamp of the commit.</text:span></text:p>
      <text:p text:style-name="P37"><text:span text:style-name="T1">Importance of commits</text:span></text:p>
      <text:list xml:id="list2300733056" text:style-name="WWNum5">
        <text:list-item>
          <text:p text:style-name="P44"><text:span text:style-name="T1"><text:s/>Version Control – Track changes over time and revert if needed.</text:span></text:p>
        </text:list-item>
        <text:list-item>
          <text:p text:style-name="P44"><text:span text:style-name="T1"><text:s/>Collaboration</text:span><text:span text:style-name="T2"> </text:span><text:span text:style-name="T1">– Allows multiple developers to contribute without conflicts.</text:span></text:p>
        </text:list-item>
        <text:list-item>
          <text:p text:style-name="P44"><text:span text:style-name="T2"><text:s/></text:span><text:span text:style-name="T1">History and Documentation</text:span><text:span text:style-name="T2"> </text:span><text:span text:style-name="T1">– Each commit message provides context on changes.</text:span></text:p>
        </text:list-item>
      </text:list>
      <text:p text:style-name="P46"/>
      <text:p text:style-name="P48"><text:span text:style-name="T1"><text:s text:c="26"/>Steps taken to make your first commit</text:span></text:p>
      <text:p text:style-name="P48"><text:span text:style-name="T1"><text:s text:c="29"/>1. Create a New Repository on GitHub</text:span></text:p>
      <text:p text:style-name="P48"><text:span text:style-name="T1"><text:s text:c="29"/>2. Clone the Repository to Your Local Machine </text:span></text:p>
      <text:p text:style-name="P48"><text:soft-page-break/><text:span text:style-name="T1"><text:s text:c="29"/>3. Initialize Git (If Not Cloned)</text:span></text:p>
      <text:p text:style-name="P48"><text:span text:style-name="T1"><text:s text:c="29"/>4. Add a New File to the Project</text:span></text:p>
      <text:p text:style-name="P48"><text:span text:style-name="T1"><text:s text:c="29"/>5. Stage the File for Commit</text:span></text:p>
      <text:p text:style-name="P48"><text:span text:style-name="T1"><text:s text:c="29"/>6. Make Your First Commit</text:span></text:p>
      <text:p text:style-name="P48"><text:span text:style-name="T1"><text:s text:c="29"/>7. Connect to the GitHub Repository (If Not Cloned)</text:span></text:p>
      <text:p text:style-name="P48"><text:span text:style-name="T1"><text:s text:c="29"/>8. Push the Commit to GitHub</text:span></text:p>
      <text:p text:style-name="P48"><text:span text:style-name="T1"><text:s text:c="29"/>9. Verify the Commit on GitHub</text:span></text:p>
      <text:p text:style-name="P48"><text:span text:style-name="T1"><text:s text:c="16"/></text:span></text:p>
      <text:p text:style-name="P20"><text:span text:style-name="T1">6. <text:s/>How does branching work in Git, and why is it an important feature for collaborative development on GitHub? Discuss the process of creating, using, and merging branches in a typical workflow.</text:span></text:p>
      <text:p text:style-name="P20"><text:span text:style-name="T1">Branching in Git allows developers to create separate lines of development without affecting the main codebase</text:span></text:p>
      <text:p text:style-name="P20"><text:span text:style-name="T1">Importance of branching</text:span></text:p>
      <text:p text:style-name="P20"><text:span text:style-name="T1">1. <text:s/>Isolates Development – Work on new features without breaking the main project.</text:span></text:p>
      <text:p text:style-name="P20"><text:span text:style-name="T1">2. Enables Parallel Workflows – Multiple developers can work on different tasks.</text:span></text:p>
      <text:p text:style-name="P20"><text:span text:style-name="T1">3. <text:s/>Facilitates Code Review – Changes can be reviewed before merging.</text:span></text:p>
      <text:p text:style-name="P20"><text:span text:style-name="T1">4. <text:s/>Prevents Bugs in Production – Testing can be done in separate branches before merging into </text:span><text:span text:style-name="T18">main</text:span><text:span text:style-name="T1">.</text:span></text:p>
      <text:p text:style-name="P37"><text:span text:style-name="T6">Process of creating</text:span></text:p>
      <text:p text:style-name="P48"><text:span text:style-name="T1"><text:s text:c="12"/></text:span><text:span text:style-name="T5"><text:s text:c="2"/>1</text:span><text:span text:style-name="T1">. Check the Current Branch - git branch</text:span></text:p>
      <text:p text:style-name="P48"><text:span text:style-name="T1"><text:s text:c="13"/>2. Create a New Branch - git branch feature-branch</text:span></text:p>
      <text:p text:style-name="P48"><text:span text:style-name="T1"><text:s text:c="13"/>3. Switch to the New Branch - git checkout feature-branch </text:span></text:p>
      <text:p text:style-name="P48"><text:span text:style-name="T1"><text:s text:c="13"/>4. Make Changes and Commit - git add .</text:span></text:p>
      <text:p text:style-name="Standard"><text:span text:style-name="T1"><text:s text:c="70"/>git commit -m "Added new feature"</text:span></text:p>
      <text:p text:style-name="Standard"><text:soft-page-break/><text:span text:style-name="T1"><text:s text:c="13"/>5. Push the Branch to GitHub - git push origin feature-branch</text:span></text:p>
      <text:p text:style-name="Standard"><text:span text:style-name="T1"><text:s text:c="13"/>6. Create a Pull Request (PR) on GitHub - </text:span></text:p>
      <text:p text:style-name="Standard"><text:span text:style-name="T5"><text:s text:c="19"/>Click "Compare and pull request" next to your branch on your github account</text:span></text:p>
      <text:p text:style-name="Standard"><text:span text:style-name="T5"><text:s text:c="15"/>7. Merge the Branch into </text:span><text:span text:style-name="T20">main - </text:span><text:span text:style-name="T21">git checkout main</text:span></text:p>
      <text:p text:style-name="Standard"><text:span text:style-name="T21"><text:s text:c="32"/>git merge feature-branch</text:span></text:p>
      <text:p text:style-name="Standard"><text:span text:style-name="T21"><text:s text:c="6"/>8. Delete the Branch if you want to keep the repository clean -</text:span></text:p>
      <text:p text:style-name="Standard"><text:span text:style-name="T21"><text:s text:c="10"/>git branch -d feature-branch</text:span></text:p>
      <text:p text:style-name="Standard"><text:span text:style-name="T21"><text:s text:c="10"/>git push origin --delete feature-branch</text:span></text:p>
      <text:p text:style-name="P1"/>
      <text:p text:style-name="P48"><text:span text:style-name="T1"><text:s/>7. Explore the role of pull requests in the GitHub workflow. How do they facilitate <text:s text:c="4"/>code review and collaboration, and what are the typical steps involved in creating and merging a pull request?</text:span></text:p>
      <text:p text:style-name="P48"><text:span text:style-name="T1">A pull request is a way to <text:s/>propose,review and merge changes in a github repository</text:span></text:p>
      <text:p text:style-name="P48"><text:span text:style-name="T1"><text:s text:c="5"/></text:span></text:p>
      <text:p text:style-name="P48"><text:span text:style-name="T1"><text:s text:c="7"/></text:span><text:span text:style-name="T2">How Pull request facilitate code review and <text:s/>collaboration</text:span></text:p>
      <text:list xml:id="list3568969636" text:style-name="WWNum7">
        <text:list-item>
          <text:p text:style-name="P4"><text:span text:style-name="T5"><text:s/>Encourages Code Review – Team members can provide feedback before merging changes.</text:span></text:p>
        </text:list-item>
        <text:list-item>
          <text:p text:style-name="P4"><text:span text:style-name="T5"><text:s/>Prevents Bugs – Changes can be tested and discussed before integration.</text:span></text:p>
        </text:list-item>
        <text:list-item>
          <text:p text:style-name="P4"><text:span text:style-name="T5"><text:s/>Tracks Progress – Each developer documents what was changed and why.</text:span></text:p>
        </text:list-item>
        <text:list-item>
          <text:p text:style-name="P4"><text:span text:style-name="T5"><text:s/>Enhances Team Communication – Developers can leave comments, suggest changes, and approve PRs.</text:span></text:p>
        </text:list-item>
      </text:list>
      <text:p text:style-name="P20"><text:span text:style-name="T5"><text:s/></text:span><text:span text:style-name="T4">Steps involved in creating and merging Pull request</text:span></text:p>
      <text:p text:style-name="P37"><text:span text:style-name="T5">1. Create a New Branch and Make Changes - </text:span></text:p>
      <text:p text:style-name="P37"><text:span text:style-name="T5"><text:s text:c="7"/>git checkout -b feature-branch</text:span></text:p>
      <text:p text:style-name="P37"><text:span text:style-name="T5"><text:s text:c="7"/># Make edits to files</text:span></text:p>
      <text:p text:style-name="P37"><text:soft-page-break/><text:span text:style-name="T5"><text:s text:c="7"/>git add .</text:span></text:p>
      <text:p text:style-name="P37"><text:span text:style-name="T5"><text:s text:c="7"/>git commit -m "Added new feature"</text:span></text:p>
      <text:p text:style-name="P37"><text:span text:style-name="T5"><text:s text:c="7"/>git push origin feature-branch</text:span></text:p>
      <text:p text:style-name="P37"><text:span text:style-name="T5">2. Open a Pull Request on GitHub and add a title and description to explain your changes</text:span></text:p>
      <text:p text:style-name="P37"><text:span text:style-name="T5">3. Review and discuss the changes</text:span></text:p>
      <text:p text:style-name="P37"><text:span text:style-name="T5">4. Merge the Pull Request</text:span></text:p>
      <text:p text:style-name="P37"><text:span text:style-name="T5"><text:s text:c="7"/>git checkout main</text:span></text:p>
      <text:p text:style-name="P37"><text:span text:style-name="T5"><text:s text:c="7"/>git merge feature-branch</text:span></text:p>
      <text:p text:style-name="P37"><text:span text:style-name="T5"><text:s text:c="7"/>git push origin main</text:span></text:p>
      <text:p text:style-name="P37"><text:span text:style-name="T5">5. Delete the Branch (Optional) after merging.</text:span></text:p>
      <text:p text:style-name="P37"><text:span text:style-name="T5"><text:s text:c="6"/>git branch -d feature-branch</text:span></text:p>
      <text:p text:style-name="P37"><text:span text:style-name="T5"><text:s text:c="6"/>git push origin --delete feature-branch</text:span></text:p>
      <text:p text:style-name="P39"/>
      <text:p text:style-name="P20"><text:span text:style-name="T1">8. Discuss the concept of "forking" a repository on GitHub. How does forking differ from cloning, and what are some scenarios where forking would be particularly useful?</text:span></text:p>
      <text:p text:style-name="P21"/>
      <text:p text:style-name="P20"><text:span text:style-name="T1">Forking a repository on GitHub creates a personal copy of someone else’s repository under your GitHub account. This allows you to experiment with changes without affecting the original repository.</text:span></text:p>
      <text:p text:style-name="P21"/>
      <text:p text:style-name="P20"><text:span text:style-name="T1"><text:s text:c="11"/>Contrast between Forking and cloning</text:span></text:p>
      <text:p text:style-name="P2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4"><text:span text:style-name="T9">Feature</text:span></text:p>
          </table:table-cell>
          <table:table-cell table:style-name="Table1.A1" office:value-type="string">
            <text:p text:style-name="P24"><text:span text:style-name="T9">Forking</text:span></text:p>
          </table:table-cell>
          <table:table-cell table:style-name="Table1.A1" office:value-type="string">
            <text:p text:style-name="P24"><text:span text:style-name="T9">Cloning</text:span></text:p>
          </table:table-cell>
        </table:table-row>
        <table:table-row table:style-name="Table1.2">
          <table:table-cell table:style-name="Table1.A1" office:value-type="string">
            <text:p text:style-name="P20"><text:span text:style-name="T9">Definition</text:span></text:p>
          </table:table-cell>
          <table:table-cell table:style-name="Table1.A1" office:value-type="string">
            <text:p text:style-name="P20"><text:span text:style-name="T9">Creates a copy of a repository in your GitHub account</text:span></text:p>
          </table:table-cell>
          <table:table-cell table:style-name="Table1.A1" office:value-type="string">
            <text:p text:style-name="P20"><text:span text:style-name="T9">Creates a local copy on your machine</text:span></text:p>
          </table:table-cell>
        </table:table-row>
        <table:table-row table:style-name="Table1.1">
          <table:table-cell table:style-name="Table1.A1" office:value-type="string">
            <text:p text:style-name="P20"><text:span text:style-name="T9">Where It Exists</text:span></text:p>
          </table:table-cell>
          <table:table-cell table:style-name="Table1.A1" office:value-type="string">
            <text:p text:style-name="P20"><text:span text:style-name="T9">On GitHub</text:span></text:p>
          </table:table-cell>
          <table:table-cell table:style-name="Table1.A1" office:value-type="string">
            <text:p text:style-name="P20"><text:span text:style-name="T9">On your local computer</text:span></text:p>
          </table:table-cell>
        </table:table-row>
        <table:table-row table:style-name="Table1.2">
          <table:table-cell table:style-name="Table1.A1" office:value-type="string">
            <text:p text:style-name="P20"><text:span text:style-name="T9">Can Submit Changes?</text:span></text:p>
          </table:table-cell>
          <table:table-cell table:style-name="Table1.A1" office:value-type="string">
            <text:p text:style-name="P20"><text:span text:style-name="T9">Yes, via pull requests to the original repo</text:span></text:p>
          </table:table-cell>
          <table:table-cell table:style-name="Table1.A1" office:value-type="string">
            <text:p text:style-name="P20"><text:span text:style-name="T9">No direct impact on the original repo</text:span></text:p>
          </table:table-cell>
        </table:table-row>
        <table:table-row table:style-name="Table1.5">
          <table:table-cell table:style-name="Table1.A1" office:value-type="string">
            <text:p text:style-name="P20"><text:span text:style-name="T9">Purpose</text:span></text:p>
          </table:table-cell>
          <table:table-cell table:style-name="Table1.A1" office:value-type="string">
            <text:p text:style-name="P20"><text:span text:style-name="T9">Contribute to open-source projects, experiment with changes</text:span></text:p>
          </table:table-cell>
          <table:table-cell table:style-name="Table1.A1" office:value-type="string">
            <text:p text:style-name="P20"><text:span text:style-name="T9">Work locally on a project</text:span></text:p>
            <text:p text:style-name="P22"/>
            <text:p text:style-name="P22"/>
            <text:p text:style-name="P22"/>
            <text:p text:style-name="P22"/>
          </table:table-cell>
        </table:table-row>
      </table:table>
      <text:p text:style-name="P21"/>
      <text:p text:style-name="P39"/>
      <text:p text:style-name="P37"><text:span text:style-name="T1">Scenarios when Forking is useful</text:span></text:p>
      <text:list xml:id="list925194115" text:style-name="WWNum8">
        <text:list-item>
          <text:p text:style-name="P45"><text:span text:style-name="T5"><text:s/>Contributing to Open Source – You can fork a project, make improvements, and submit a pull request to propose changes.</text:span></text:p>
        </text:list-item>
        <text:list-item>
          <text:p text:style-name="P45"><text:span text:style-name="T5">Experimenting with a Project – You can safely test new features without affecting the original code.</text:span></text:p>
        </text:list-item>
        <text:list-item>
          <text:p text:style-name="P45"><text:span text:style-name="T5"><text:s/>Maintaining a Separate Version – If the original repository is abandoned, you can fork it and maintain an updated version.</text:span></text:p>
        </text:list-item>
        <text:list-item>
          <text:p text:style-name="P45"><text:span text:style-name="T5"><text:s/>Learning from Existing Codebases – Developers can fork repositories to study and modify code without needing special permissions.</text:span></text:p>
        </text:list-item>
      </text:list>
      <text:p text:style-name="P47"/>
      <text:p text:style-name="P48"><text:span text:style-name="T5">9. </text:span><text:span text:style-name="T1">Examine the importance of issues and project boards on GitHub. How can they <text:s text:c="4"/>be used to track bugs, manage tasks, and improve project organization? Provide examples of how these tools can enhance collaborative efforts.</text:span></text:p>
      <text:p text:style-name="P49"/>
      <text:p text:style-name="P48"><text:span text:style-name="T1"><text:s text:c="5"/></text:span><text:span text:style-name="T2"><text:s/></text:span><text:span text:style-name="T4">1. GitHub Issues on tracking bugs and task</text:span><text:span text:style-name="T5">s</text:span></text:p>
      <text:p text:style-name="P48"><text:span text:style-name="T5"><text:s text:c="15"/>1. <text:s/>Report bugs and errors.</text:span></text:p>
      <text:p text:style-name="Standard"><text:span text:style-name="T5"><text:s text:c="14"/>2. <text:s/>Request new features or improvements.</text:span></text:p>
      <text:p text:style-name="Standard"><text:span text:style-name="T5"><text:s text:c="14"/>3. <text:s/>Discuss changes and enhancements.</text:span></text:p>
      <text:p text:style-name="P48"><text:span text:style-name="T5"><text:s text:c="14"/>4. <text:s/>Assign tasks to team members.</text:span></text:p>
      <text:p text:style-name="P48"><text:span text:style-name="T5"><text:s text:c="8"/></text:span></text:p>
      <text:p text:style-name="P48"><text:span text:style-name="T5"><text:s text:c="11"/></text:span><text:span text:style-name="T9"><text:s/></text:span><text:span text:style-name="T1">How to Use Issues Effectively</text:span></text:p>
      <text:list xml:id="list15739878" text:style-name="WWNum9">
        <text:list-item>
          <text:p text:style-name="P7"><text:span text:style-name="T9">Create an Issue – Navigate to the "Issues" tab in a repository and click "New Issue".<text:line-break/></text:span></text:p>
        </text:list-item>
        <text:list-item>
          <text:p text:style-name="P12"><text:span text:style-name="T9">Describe the Problem or Task – Provide details about the bug, feature request, or task.<text:line-break/></text:span></text:p>
        </text:list-item>
        <text:list-item>
          <text:p text:style-name="P12"><text:span text:style-name="T9">Use Labels – Add labels like </text:span><text:span text:style-name="T22">bug</text:span><text:span text:style-name="T23">, </text:span><text:span text:style-name="T22">enhancement</text:span><text:span text:style-name="T9">, or </text:span><text:span text:style-name="T22">help wanted</text:span><text:span text:style-name="T9"> to categorize issues.<text:line-break/></text:span></text:p>
        </text:list-item>
        <text:list-item>
          <text:p text:style-name="P12"><text:soft-page-break/><text:span text:style-name="T9">Assign to Team Members – Allocate tasks to developers.</text:span><text:span text:style-name="T5"><text:line-break/></text:span></text:p>
        </text:list-item>
        <text:list-item>
          <text:p text:style-name="P16"><text:span text:style-name="T9">Track Progress – Developers can comment, attach commits, and close issues when resolved.</text:span></text:p>
        </text:list-item>
      </text:list>
      <text:p text:style-name="P27"><text:span text:style-name="T4"><text:s/>2. GitHub Project Boards on Organizing Workflows</text:span></text:p>
      <text:p text:style-name="P27"><text:span text:style-name="T5">This boards are useful for managing tasks and team collaboration</text:span></text:p>
      <text:p text:style-name="P27"><text:span text:style-name="T5"><text:s text:c="19"/></text:span><text:span text:style-name="T7">How to Use Project Boards?</text:span></text:p>
      <text:list xml:id="list2026821636" text:style-name="WWNum14">
        <text:list-item>
          <text:p text:style-name="P8"><text:span text:style-name="T9">Create a Project Board – Navigate to the "Projects" tab and click "New Project".<text:line-break/></text:span></text:p>
        </text:list-item>
        <text:list-item>
          <text:p text:style-name="P13"><text:span text:style-name="T9">Add Columns – Typical columns include:<text:line-break/></text:span></text:p>
          <text:list>
            <text:list-item>
              <text:p text:style-name="P30"><text:span text:style-name="T9">To Do – Tasks not yet started.<text:line-break/></text:span></text:p>
            </text:list-item>
            <text:list-item>
              <text:p text:style-name="P30"><text:span text:style-name="T9"><text:s/>In Progress – Tasks being worked on.<text:line-break/></text:span></text:p>
            </text:list-item>
            <text:list-item>
              <text:p text:style-name="P30"><text:span text:style-name="T9"><text:s/>Done – Completed tasks.<text:line-break/></text:span></text:p>
            </text:list-item>
          </text:list>
        </text:list-item>
        <text:list-item>
          <text:p text:style-name="P13"><text:span text:style-name="T9">Add Issues &amp; Tasks – Drag issues and notes into columns.<text:line-break/></text:span></text:p>
        </text:list-item>
        <text:list-item>
          <text:p text:style-name="P17"><text:span text:style-name="T9">Track Progress – Move cards between columns as work progresses.</text:span><text:span text:style-name="T5"><text:line-break/></text:span></text:p>
        </text:list-item>
      </text:list>
      <text:p text:style-name="P56"><text:bookmark text:name="_5isxu8yq4afl"/><text:span text:style-name="T15">Example: Using a Project Board for Sprint Planning</text:span></text:p>
      <text:p text:style-name="P42"><text:span text:style-name="T9">Project Board: "Website Redesig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text:span text:style-name="T4">To Do</text:span></text:p>
          </table:table-cell>
          <table:table-cell table:style-name="Table2.A1" office:value-type="string">
            <text:p text:style-name="P28"><text:span text:style-name="T4">In Progress</text:span></text:p>
          </table:table-cell>
          <table:table-cell table:style-name="Table2.A1" office:value-type="string">
            <text:p text:style-name="P28"><text:span text:style-name="T4">Done</text:span></text:p>
          </table:table-cell>
        </table:table-row>
        <table:table-row table:style-name="Table2.2">
          <table:table-cell table:style-name="Table2.A1" office:value-type="string">
            <text:p text:style-name="P27"><text:span text:style-name="T5"><text:s/>Design new UI</text:span></text:p>
          </table:table-cell>
          <table:table-cell table:style-name="Table2.A1" office:value-type="string">
            <text:p text:style-name="P27"><text:span text:style-name="T5"><text:s/>Implement new login page</text:span></text:p>
          </table:table-cell>
          <table:table-cell table:style-name="Table2.A1" office:value-type="string">
            <text:p text:style-name="P27"><text:span text:style-name="T5"><text:s/>Fix navbar issue</text:span></text:p>
          </table:table-cell>
        </table:table-row>
        <table:table-row table:style-name="Table2.2">
          <table:table-cell table:style-name="Table2.A1" office:value-type="string">
            <text:p text:style-name="P27"><text:span text:style-name="T5"><text:s/>Write documentation</text:span></text:p>
          </table:table-cell>
          <table:table-cell table:style-name="Table2.A1" office:value-type="string">
            <text:p text:style-name="P27"><text:span text:style-name="T5"><text:s/>Add dark mode feature</text:span></text:p>
          </table:table-cell>
          <table:table-cell table:style-name="Table2.A1" office:value-type="string">
            <text:p text:style-name="P27"><text:span text:style-name="T5">Improve accessibility</text:span></text:p>
          </table:table-cell>
        </table:table-row>
      </table:table>
      <text:p text:style-name="P48"><text:span text:style-name="T1">10. Reflect on common challenges and best practices associated with using GitHub for version control. What are some common pitfalls new users might encounter, and what strategies can be employed to overcome them and ensure smooth collaboration?</text:span></text:p>
      <text:p text:style-name="P48"><text:span text:style-name="T1"><text:s text:c="5"/></text:span><text:span text:style-name="T11">1. Common Challenges in GitHub Version Control</text:span></text:p>
      <text:p text:style-name="P55"><text:bookmark text:name="_xe0mn7leybix"/><text:span text:style-name="T15"><text:s/>Challenge 1. Merge Conflicts</text:span></text:p>
      <text:list xml:id="list2634040759" text:style-name="WWNum12">
        <text:list-item>
          <text:p text:style-name="P31"><text:span text:style-name="T5">Issue: When multiple developers edit the same file, Git may struggle to merge changes automatically.<text:line-break/></text:span></text:p>
        </text:list-item>
        <text:list-item>
          <text:p text:style-name="P33"><text:soft-page-break/><text:span text:style-name="T5">Solution:<text:line-break/> 1. <text:s/>Frequently pull the latest changes (</text:span><text:span text:style-name="T24">git pull origin main</text:span><text:span text:style-name="T5">) before making edits.<text:line-break/> 2. <text:s/>Communicate with teammates about changes to shared files.<text:line-break/> 3. <text:s/>Resolve conflicts using </text:span><text:span text:style-name="T24">git diff</text:span><text:span text:style-name="T5"> and merge tools like VS Code or GitHub’s conflict resolution UI.</text:span></text:p>
        </text:list-item>
      </text:list>
      <text:p text:style-name="P40"/>
      <text:p text:style-name="P54"><text:bookmark text:name="_xr77hrb6133"/><text:span text:style-name="T15">Challenge 2. <text:s/>Forgetting to Pull Before Pushing</text:span></text:p>
      <text:list xml:id="list3053835440" text:style-name="WWNum13">
        <text:list-item>
          <text:p text:style-name="P9"><text:span text:style-name="T9">Issue: Pushing changes without pulling the latest updates from the remote repository can lead to rejected pushes or conflicts.<text:line-break/></text:span></text:p>
        </text:list-item>
        <text:list-item>
          <text:p text:style-name="P18"><text:span text:style-name="T9">Solution:<text:line-break/> 1. <text:s/>Always run </text:span><text:span text:style-name="T25">git pull origin</text:span><text:span text:style-name="T19"> </text:span><text:span text:style-name="T25">main</text:span><text:span text:style-name="T9"> before </text:span><text:span text:style-name="T25">git push origin main</text:span><text:span text:style-name="T27">.</text:span><text:span text:style-name="T9"><text:line-break/> 2. <text:s/>Use feature branches to isolate work (</text:span><text:span text:style-name="T25">git checkout -b new-feature</text:span><text:span text:style-name="T9">).</text:span></text:p>
        </text:list-item>
      </text:list>
      <text:p text:style-name="P26"/>
      <text:p text:style-name="P56"><text:bookmark text:name="_tzbnp7o29fhb"/><text:span text:style-name="T13">Challenge 3. <text:s/>Poor Commit Messages</text:span></text:p>
      <text:list xml:id="list2323708185" text:style-name="WWNum11">
        <text:list-item>
          <text:p text:style-name="P35"><text:span text:style-name="T9">Issue: Vague commit messages make it hard to understand changes over time.<text:line-break/></text:span></text:p>
        </text:list-item>
      </text:list>
      <text:p text:style-name="P27"><text:span text:style-name="T9"><text:s text:c="22"/>Solution:<text:line-break/> 1. <text:s/>Use clear and descriptive commit messages.<text:line-break/> 2. <text:s/>Follow a standard format, e.g.:<text:line-break/></text:span><text:span text:style-name="T25">git commit -m "Fix: Resolve login button issue (#42)"</text:span></text:p>
      <text:p text:style-name="P51"><text:span text:style-name="T9"><text:s text:c="17"/>3. <text:s/>Use prefixes </text:span><text:span text:style-name="T27">(</text:span><text:span text:style-name="T25">Fix:</text:span><text:span text:style-name="T27">, </text:span><text:span text:style-name="T25">Feat:</text:span><text:span text:style-name="T27">, </text:span><text:span text:style-name="T25">Docs:</text:span><text:span text:style-name="T27">)</text:span><text:span text:style-name="T9"> for clarity.</text:span></text:p>
      <text:p text:style-name="P55"><text:bookmark text:name="_l33c81f7xpay"/><text:span text:style-name="T12"><text:s/></text:span><text:span text:style-name="T13">Challenge 4. <text:s/>Working Directly on </text:span><text:span text:style-name="T26">main</text:span></text:p>
      <text:list xml:id="list642761157" text:style-name="WWNum10">
        <text:list-item>
          <text:p text:style-name="P36"><text:span text:style-name="T9"><text:s/>Issue: Making changes directly in the</text:span><text:span text:style-name="T27"> </text:span><text:span text:style-name="T25">main</text:span><text:span text:style-name="T9"> branch can introduce bugs and make rollback difficult.<text:line-break/></text:span></text:p>
        </text:list-item>
      </text:list>
      <text:p text:style-name="P51"><text:span text:style-name="T9"><text:s text:c="43"/>Solution:<text:line-break/> <text:s text:c="27"/>1. <text:s/>Use feature branches:<text:line-break/> <text:s text:c="34"/></text:span><text:span text:style-name="T25">git checkout -b feature-branch</text:span></text:p>
      <text:list xml:id="list24458154088802" text:continue-numbering="true" text:style-name="WWNum10">
        <text:list-item>
          <text:p text:style-name="P36"><text:span text:style-name="T9"><text:s/>Merge changes via pull requests instead of direct commits.</text:span></text:p>
        </text:list-item>
      </text:list>
      <text:p text:style-name="P40"/>
      <text:p text:style-name="P57"><text:bookmark text:name="_au65rcpwgg2h"/><text:span text:style-name="T13"><text:s/>Challenge 5. <text:s/>Large, Unstructured PRs</text:span></text:p>
      <text:list xml:id="list2408977586" text:style-name="WWNum2">
        <text:list-item>
          <text:p text:style-name="P32"><text:span text:style-name="T9">Issue: Submitting massive pull requests makes reviewing difficult and increases the risk of introducing errors.<text:line-break/></text:span></text:p>
        </text:list-item>
        <text:list-item>
          <text:p text:style-name="P34"><text:span text:style-name="T9">Solution:<text:line-break/> 1. <text:s/>Keep pull requests small and focused.<text:line-break/> 2. <text:s/>Use separate branches for different features.<text:line-break/> 3. <text:s/>Request peer reviews before merging.</text:span></text:p>
        </text:list-item>
      </text:list>
      <text:p text:style-name="P40"/>
      <text:p text:style-name="P52"/>
      <text:p text:style-name="P26"/>
      <text:p text:style-name="P41"><text:soft-page-break/></text:p>
      <text:p text:style-name="P49"/>
      <text:p text:style-name="P50"/>
      <text:p text:style-name="P39"/>
      <text:p text:style-name="P1"/>
      <text:p text:style-name="P2"/>
      <text:p text:style-name="P49"/>
      <text:p text:style-name="P51"/>
      <text:p text:style-name="Standard"/>
      <text:p text:style-name="P43"/>
      <text:p text:style-name="P53"/>
      <text:p text:style-name="P43"/>
      <text:p text:style-name="P23"/>
      <text:p text:style-name="P21"/>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layfair Display" fo:font-family="'Playfair Display'"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 fo:font-family="'Playfair Display'"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layfair Display" fo:font-family="'Playfair Display'" style:font-family-generic="roman" style:font-pitch="variable"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layfair Display" fo:font-family="'Playfair Display'"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layfair Display" fo:font-family="'Playfair Display'"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layfair Display" fo:font-family="'Playfair Display'"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layfair Display" fo:font-family="'Playfair Display'" style:font-family-generic="roman" style:font-pitch="variable"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layfair Display" fo:font-family="'Playfair Display'" style:font-family-generic="roman" style:font-pitch="variable" fo:font-size="10pt" style:text-underline-style="none"/>
    </style:style>
    <style:style style:name="ListLabel_20_119" style:display-name="ListLabel 119" style:family="text">
      <style:text-properties style:font-name="Playfair Display" fo:font-family="'Playfair Display'" style:font-family-generic="roman" style:font-pitch="variable" fo:font-size="10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0" meta:paragraph-count="182" meta:word-count="2033" meta:character-count="13873" meta:non-whitespace-character-count="11007"/>
    <meta:generator>LibreOfficeDev/6.0.5.2$Linux_X86_64 LibreOffice_project/</meta:generator>
  </office:meta>
</office:document-meta>
</file>